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000000" draw:marker-start-width="0.226cm" draw:marker-end-width="0.226cm" draw:fill="solid" draw:fill-color="#ffffff" draw:textarea-horizontal-align="justify" draw:textarea-vertical-align="middle" draw:auto-grow-height="false" fo:min-height="56.178cm" fo:min-width="55.946cm" fo:padding-top="0.133cm" fo:padding-bottom="0.133cm" fo:padding-left="0.258cm" fo:padding-right="0.258cm"/>
    </style:style>
    <style:style style:name="gr2" style:family="graphic" style:parent-style-name="standard">
      <style:graphic-properties draw:stroke="solid" svg:stroke-width="0.882cm" svg:stroke-color="#000000" draw:marker-start-width="1.295cm" draw:marker-end-width="1.295cm" draw:stroke-linejoin="miter" draw:fill="solid" draw:fill-color="#ff0000" fo:padding-top="0.482cm" fo:padding-bottom="0.482cm" fo:padding-left="0.607cm" fo:padding-right="0.607cm"/>
    </style:style>
    <style:style style:name="gr3" style:family="graphic" style:parent-style-name="standard">
      <style:graphic-properties draw:stroke="none" svg:stroke-width="0.882cm" svg:stroke-color="#355269" draw:marker-start-width="1.523cm" draw:marker-end="Arrow" draw:marker-end-width="1.523cm" draw:fill="solid" draw:fill-color="#000000" draw:textarea-vertical-align="middle" fo:padding-top="0.566cm" fo:padding-bottom="0.566cm" fo:padding-left="0.691cm" fo:padding-right="0.691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 draw:fill-color="#ff0000"/>
    </style:style>
    <style:style style:name="P3" style:family="paragraph">
      <loext:graphic-properties draw:fill="solid"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80cm" svg:height="80cm" svg:x="2cm" svg:y="21cm">
          <text:p/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path draw:style-name="gr2" draw:text-style-name="P2" draw:layer="layout" svg:width="24.799cm" svg:height="21.599cm" svg:x="29.7cm" svg:y="71cm" svg:viewBox="0 0 24800 21600" svg:d="M24665 10325l-3044-548c-74-14-156-81-180-150l-934-2108c-35-64-29-167 15-227l1774-2502c43-60 34-152-19-204l-2217-2145c-53-51-147-60-210-18l-2631 1747c-62 41-169 49-236 17l-2111-837c-72-22-142-100-156-171l-587-3048c-13-72-86-131-161-131h-3135c-75 0-148 59-162 131l-586 3048c-14 71-84 149-156 171l-2111 837c-68 32-175 24-237-17l-2630-1747c-63-42-158-33-211 18l-2216 2145c-53 52-62 144-19 204l1774 2502c43 60 49 163 15 227l-934 2108c-25 69-105 136-181 150l-3044 548c-74 13-135 84-135 157v3032c0 73 61 145 135 158l2970 535c74 13 155 81 176 151l928 2241c34 66 25 169-17 229l-1687 2379c-43 60-34 152 19 204l2216 2144c53 51 148 60 210 18l2416-1604c62-41 167-43 231-7l1065 551c68 33 147 4 175-63l2196-5134c29-68 0-154-65-193l-266-157c-48-30-115-79-169-125-961-596-1599-1638-1599-2825 0-1852 1552-3354 3466-3354s3466 1502 3466 3354c0 1187-638 2229-1599 2825-53 46-119 95-169 125l-266 157c-65 39-94 125-65 193l2196 5134c30 67 107 96 175 63l1065-551c66-36 169-34 232 9l2415 1604c62 40 157 31 210-19l2217-2145c53-52 62-144 19-204l-1688-2379c-42-60-49-163-17-229l928-2241c23-70 102-138 176-151l2970-535c74-13 135-85 135-158v-3031c0-74-61-145-135-158z">
          <text:p/>
        </draw:path>
        <draw:path draw:style-name="gr3" draw:text-style-name="P3" draw:layer="layout" svg:width="26.683cm" svg:height="8.189cm" svg:x="28.749cm" svg:y="60.598cm" svg:viewBox="0 0 26684 8190" svg:d="M3651 7902c-700 300-2100 600-3100-600s-500-3000 400-3600c0 0 5100-3800 12400-3700s12200 3600 12200 3600c1000 800 1700 2400 500 3700s-2600 900-3200 500c0 0-4000-2800-9500-2800s-9700 2900-9700 2900z">
          <text:p/>
        </draw:path>
        <draw:path draw:style-name="gr3" draw:text-style-name="P3" draw:layer="layout" svg:width="42.807cm" svg:height="11.112cm" svg:x="20.7cm" svg:y="48.1cm" svg:viewBox="0 0 42808 11113" svg:d="M4000 10600c-700 600-2300 900-3400-400s-500-2900 300-3500c0 0 7900-6700 20400-6700s20500 6600 20500 6600c600 300 1700 2100 400 3600s-3100 700-3300 400c0 0-7200-5600-17500-5600s-17400 5600-17400 5600z">
          <text:p/>
        </draw:path>
        <draw:path draw:style-name="gr3" draw:text-style-name="P3" draw:layer="layout" svg:width="58.948cm" svg:height="14.017cm" svg:x="12.601cm" svg:y="35.599cm" svg:viewBox="0 0 58949 14018" svg:d="M3999 13501c-900 700-2500 700-3400-400s-800-2600 400-3600c0 0 11100-9600 28500-9500s28500 9500 28500 9500c900 800 1400 2400 400 3600s-2100 1100-3400 400c0 0-10100-8400-25500-8500s-25500 8500-25500 8500z">
          <text:p/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09T16:12:43.365411574</dc:date>
    <meta:editing-duration>PT1H3M55S</meta:editing-duration>
    <meta:editing-cycles>9</meta:editing-cycles>
    <meta:generator>LibreOffice/6.4.7.2$Linux_X86_64 LibreOffice_project/40$Build-2</meta:generator>
    <meta:document-statistic meta:object-count="5"/>
  </office:meta>
</office:document-meta>
</file>